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Verdana" fo:font-size="14pt" style:font-size-asian="14pt" style:font-size-complex="14pt"/>
    </style:style>
    <style:style style:name="P2" style:family="paragraph" style:parent-style-name="Text_20_body">
      <style:text-properties style:font-name="Verdana" fo:font-size="14pt" style:font-size-asian="14pt" style:font-size-complex="14pt"/>
    </style:style>
    <style:style style:name="P3" style:family="paragraph" style:parent-style-name="Text_20_body">
      <style:paragraph-properties fo:margin-top="0cm" fo:margin-bottom="0cm"/>
      <style:text-properties style:font-name="Verdana" fo:font-size="14pt" style:font-size-asian="14pt" style:font-size-complex="14pt"/>
    </style:style>
    <style:style style:name="P4" style:family="paragraph" style:parent-style-name="Text_20_body" style:list-style-name="L1">
      <style:paragraph-properties fo:margin-top="0cm" fo:margin-bottom="0cm"/>
      <style:text-properties style:font-name="Verdana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Komandozeilenübungen<text:line-break/></text:h>
      <text:p text:style-name="P2">Probieren Sie die Befehle aus:<text:line-break/></text:p>
      <text:list xml:id="list1237441265925313144" text:style-name="L1">
        <text:list-item>
          <text:p text:style-name="P4">Legen Sie ein neues Verzeichnis an. <text:line-break/></text:p>
        </text:list-item>
        <text:list-item>
          <text:p text:style-name="P4">Legen Sie in diesem Verzeichnis eine Datei an. Dies können Sie z.B. dadurch tun, dass Sie eine beliebige Datei kopieren oder mit „touch“. <text:line-break/></text:p>
        </text:list-item>
        <text:list-item>
          <text:p text:style-name="P4">Legen Sie Kopien dieser Datei an. (Mit gleichem und unterschiedlichen Namen)<text:line-break/></text:p>
        </text:list-item>
        <text:list-item>
          <text:p text:style-name="P4">Erzeugen Sie mindestens ein Unterverzeichnis, kopieren und verschieben Sie Dateien in dieses Unterverzeichnis. <text:line-break/></text:p>
        </text:list-item>
        <text:list-item>
          <text:p text:style-name="P4">Nutzen Sie zwischendurch den whatis-Befehl<text:line-break/></text:p>
        </text:list-item>
        <text:list-item>
          <text:p text:style-name="P4"><text:span text:style-name="T1">Find</text:span>en Sie die neuen Dateien wieder<text:line-break/></text:p>
        </text:list-item>
        <text:list-item>
          <text:p text:style-name="P4">Lassen Sie sich vom Home-Verzeichnis aus den Inhalt des root-Verzeichnisses anzeigen..<text:line-break/>und vom root-Verzeichnis aus Ihren Ordner „Dokumente/Documents“<text:line-break/></text:p>
        </text:list-item>
        <text:list-item>
          <text:p text:style-name="P4">Was passiert, falls Sie einen Ordner mit einem Leerzeichen im Namen anlegen? (Neuer Ordner)</text:p>
          <text:p text:style-name="P4"/>
        </text:list-item>
        <text:list-item>
          <text:p text:style-name="P4">Erstellen Sie eine versteckte Datei </text:p>
        </text:list-item>
      </text:list>
      <text:p text:style-name="P3"/>
      <text:p text:style-name="P3"/>
      <text:list xml:id="list32610027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5T09:13:40.19</meta:creation-date>
    <meta:document-statistic meta:table-count="0" meta:image-count="0" meta:object-count="0" meta:page-count="1" meta:paragraph-count="11" meta:word-count="116" meta:character-count="792"/>
    <dc:date>2019-07-15T12:41:45.42</dc:date>
    <meta:editing-duration>PT8M57S</meta:editing-duration>
    <meta:editing-cycles>1</meta:editing-cycles>
    <meta:generator>OpenOffice/4.1.6$Win32 OpenOffice.org_project/416m1$Build-9790</meta:generator>
  </office:meta>
</office:document-meta>
</file>